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dbb0"/>
    </style:style>
    <style:style style:name="P2" style:family="paragraph" style:parent-style-name="Standard">
      <style:text-properties officeooo:paragraph-rsid="001edbb0"/>
    </style:style>
    <style:style style:name="P3" style:family="paragraph" style:parent-style-name="Text_20_body">
      <style:text-properties officeooo:paragraph-rsid="001edbb0"/>
    </style:style>
    <style:style style:name="P4" style:family="paragraph" style:parent-style-name="Text_20_body" style:list-style-name="L1">
      <style:text-properties officeooo:paragraph-rsid="00220b78"/>
    </style:style>
    <style:style style:name="P5" style:family="paragraph" style:parent-style-name="Text_20_body">
      <style:text-properties fo:font-weight="bold" officeooo:rsid="00220b78" officeooo:paragraph-rsid="00220b78" style:font-weight-asian="bold" style:font-weight-complex="bold"/>
    </style:style>
    <style:style style:name="P6" style:family="paragraph" style:parent-style-name="Text_20_body">
      <style:text-properties fo:font-weight="normal" officeooo:rsid="00220b78" officeooo:paragraph-rsid="00220b78" style:font-weight-asian="normal" style:font-weight-complex="normal"/>
    </style:style>
    <style:style style:name="P7" style:family="paragraph" style:parent-style-name="Text_20_body" style:list-style-name="L2">
      <style:text-properties fo:font-weight="normal" officeooo:rsid="00220b78" officeooo:paragraph-rsid="00220b78" style:font-weight-asian="normal" style:font-weight-complex="normal"/>
    </style:style>
    <style:style style:name="P8" style:family="paragraph" style:parent-style-name="Text_20_body" style:list-style-name="L7">
      <style:text-properties officeooo:paragraph-rsid="00236db5"/>
    </style:style>
    <style:style style:name="P9" style:family="paragraph" style:parent-style-name="Text_20_body" style:list-style-name="L7">
      <style:text-properties officeooo:paragraph-rsid="00220b78"/>
    </style:style>
    <style:style style:name="P10" style:family="paragraph" style:parent-style-name="Text_20_body" style:list-style-name="L8">
      <style:text-properties officeooo:paragraph-rsid="00236db5"/>
    </style:style>
    <style:style style:name="P11" style:family="paragraph" style:parent-style-name="Text_20_body" style:list-style-name="L9">
      <style:text-properties officeooo:paragraph-rsid="00236db5"/>
    </style:style>
    <style:style style:name="P12" style:family="paragraph" style:parent-style-name="Title">
      <style:text-properties officeooo:paragraph-rsid="001edbb0"/>
    </style:style>
    <style:style style:name="T1" style:family="text">
      <style:text-properties officeooo:rsid="00133949"/>
    </style:style>
    <style:style style:name="T2" style:family="text">
      <style:text-properties style:text-underline-style="none" officeooo:rsid="000d0fcd"/>
    </style:style>
    <style:style style:name="T3" style:family="text">
      <style:text-properties officeooo:rsid="001edbb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0e91" style:font-weight-asian="bold" style:font-weight-complex="bold"/>
    </style:style>
    <style:style style:name="T6" style:family="text">
      <style:text-properties fo:font-weight="bold" officeooo:rsid="001f07fb" style:font-weight-asian="bold" style:font-weight-complex="bold"/>
    </style:style>
    <style:style style:name="T7" style:family="text">
      <style:text-properties fo:font-weight="normal" officeooo:rsid="00220b78" style:font-weight-asian="normal" style:font-weight-complex="normal"/>
    </style:style>
    <style:style style:name="T8" style:family="text">
      <style:text-properties fo:font-weight="normal" officeooo:rsid="00236db5" style:font-weight-asian="normal" style:font-weight-complex="normal"/>
    </style:style>
    <style:style style:name="T9" style:family="text">
      <style:text-properties officeooo:rsid="00236d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poran</text:p>
      <text:p text:style-name="P3"/>
      <text:p text:style-name="P2">Nama : Ari Ali Nugroho</text:p>
      <text:p text:style-name="P2">Kelas : 11 IPA 3</text:p>
      <text:p text:style-name="P2"/>
      <text:p text:style-name="P2">Waktu : <text:span text:style-name="T3">3 </text:span><text:span text:style-name="T2">Mei</text:span> 2020 (video durasi: <text:span text:style-name="T1">1 jam</text:span>)</text:p>
      <text:p text:style-name="P2">Sumber : Internet (youtube.com)</text:p>
      <text:p text:style-name="P2">Penceramah : Ustadz Abdul Somad</text:p>
      <text:p text:style-name="P2"/>
      <text:p text:style-name="P2"><text:span text:style-name="T4">Materi : Qira'ah Kitab Arrisalah Al-Qushairiyyah </text:span><text:span text:style-name="T5">(tentang </text:span><text:span text:style-name="T6">Akhlaq</text:span><text:span text:style-name="T5">)</text:span></text:p>
      <text:p text:style-name="P2"><text:span text:style-name="T5"/></text:p>
      <text:h text:style-name="P1" text:outline-level="1">Rangkuman:</text:h>
      <text:p text:style-name="P5">Pengertian:</text:p>
      <text:list xml:id="list1069606819" text:style-name="L1">
        <text:list-item>
          <text:p text:style-name="P4">Orang mukmin yang paling baik adalah yang paling baik akhlaqnya.</text:p>
        </text:list-item>
        <text:list-item>
          <text:p text:style-name="P4"><text:s/>Akhlaq yang baik adalah tidak mencari musuh dan tidak dimusuhi. </text:p>
        </text:list-item>
        <text:list-item>
          <text:p text:style-name="P4">Akhlaq yang baik adalah segala sikap buruk manusia tidak memberikan pengaruh terhadap dirinya.</text:p>
        </text:list-item>
        <text:list-item>
          <text:p text:style-name="P4">Akhlaq adalah memandang amalnya kecil, dan semua yang diberikan oleh Allah itu besar.</text:p>
        </text:list-item>
        <text:list-item>
          <text:p text:style-name="P4">Akhlaq itu adalah menerima sikap keras seseorang dan menunaikan hak orang tanpa keberatan di dalam hati.</text:p>
        </text:list-item>
        <text:list-item>
          <text:p text:style-name="P4">Diantara Akhlaq yang baik adalah ketika sikapnya tidak berubah kepada siapapun (perbedaan jabatan, kedudukan, dll).</text:p>
        </text:list-item>
      </text:list>
      <text:p text:style-name="P5">Akhlaq buruk:</text:p>
      <text:list xml:id="list4131251144" text:style-name="L2">
        <text:list-item>
          <text:p text:style-name="P7">Orang yang paling susah hidupnya adalah orang yang paling buruk akhlaqnya (terlalu banyak obsesi dalam hidupnya).</text:p>
        </text:list-item>
        <text:list-item>
          <text:p text:style-name="P7">Orang yang berakhlaq buruk memiliki dada yang sempit, karena ia hanya ingin mementingkan untuk dirinya sendiri.</text:p>
        </text:list-item>
        <text:list-item>
          <text:p text:style-name="P7">Diantara akhlaq yang buruk adalah pandangannya hanya memperhatikan keburukan orang.</text:p>
        </text:list-item>
      </text:list>
      <text:p text:style-name="P5">Akhlaq baik:</text:p>
      <text:list xml:id="list3798074221" text:style-name="L7">
        <text:list-item>
          <text:p text:style-name="P9"><text:span text:style-name="T7">Tanda seseorang memiliki ahklaq yang baik:</text:span></text:p>
        </text:list-item>
      </text:list>
      <text:list xml:id="list737605590" text:style-name="L8">
        <text:list-item>
          <text:p text:style-name="P10"><text:span text:style-name="T7">Menahan diri agar tidak menyakiti orang lain.</text:span></text:p>
        </text:list-item>
        <text:list-item>
          <text:p text:style-name="P10"><text:span text:style-name="T7">Meanggung beban orang lain (gemar menolong).</text:span></text:p>
        </text:list-item>
      </text:list>
      <text:list xml:id="list92420856248084" text:continue-list="list3798074221" text:style-name="L7">
        <text:list-item>
          <text:p text:style-name="P8"><text:span text:style-name="T7">Hal untuk mengetahui seseorang: </text:span></text:p>
        </text:list-item>
      </text:list>
      <text:list xml:id="list880978619" text:style-name="L9">
        <text:list-item>
          <text:p text:style-name="P11"><text:span text:style-name="T7">Orang sabar itu diketahui ketika marah,</text:span></text:p>
        </text:list-item>
        <text:list-item>
          <text:p text:style-name="P11"><text:span text:style-name="T7">Orang pemberani diketahui ketika perang,</text:span></text:p>
        </text:list-item>
        <text:list-item>
          <text:p text:style-name="P11"><text:span text:style-name="T7">Saundara sebenarnya diketahui ketika sedang membutuhkan.</text:span></text:p>
        </text:list-item>
      </text:list>
      <text:list xml:id="list92421412907170" text:continue-list="list92420856248084" text:style-name="L7">
        <text:list-item>
          <text:p text:style-name="P8"><text:soft-page-break/><text:span text:style-name="T7">Biasakan akhlaq baik selama 40 hari, maka Allah akan jadikan akhlaq tersebut </text:span><text:span text:style-name="T8">menjadi</text:span><text:span text:style-name="T7"> sifat bawaannya.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09:16:39.202869410</meta:creation-date>
    <dc:date>2020-05-03T09:24:20.606764242</dc:date>
    <meta:editing-duration>PT7M39S</meta:editing-duration>
    <meta:editing-cycles>6</meta:editing-cycles>
    <meta:generator>LibreOffice/6.4.2.2$Linux_X86_64 LibreOffice_project/40$Build-2</meta:generator>
    <meta:document-statistic meta:table-count="0" meta:image-count="0" meta:object-count="0" meta:page-count="2" meta:paragraph-count="28" meta:word-count="234" meta:character-count="1520" meta:non-whitespace-character-count="1328"/>
  </office:meta>
</office:document-meta>
</file>